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Standard">
      <style:text-properties officeooo:rsid="3ee7141d" officeooo:paragraph-rsid="3ee7141d"/>
    </style:style>
    <style:style style:name="P94"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5"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6"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7" style:family="paragraph" style:parent-style-name="Text_20_body">
      <style:paragraph-properties fo:margin-top="0cm" fo:margin-bottom="0cm" loext:contextual-spacing="false"/>
      <style:text-properties fo:color="#000000" style:font-name="CharisSILW" loext:padding="0cm" loext:border="none"/>
    </style:style>
    <style:style style:name="P98" style:family="paragraph" style:parent-style-name="Text_20_body">
      <style:paragraph-properties fo:margin-left="1.251cm" fo:margin-right="0cm" fo:text-indent="0cm" style:auto-text-indent="false"/>
      <style:text-properties officeooo:paragraph-rsid="3f3655d2"/>
    </style:style>
    <style:style style:name="P99"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0" style:family="paragraph" style:parent-style-name="List_20_Heading">
      <style:text-properties fo:language="cs" fo:country="CZ" officeooo:paragraph-rsid="3f3433df"/>
    </style:style>
    <style:style style:name="P101" style:family="paragraph" style:parent-style-name="List_20_Contents">
      <style:text-properties fo:language="cs" fo:country="CZ" officeooo:paragraph-rsid="3f3433df"/>
    </style:style>
    <style:style style:name="P102" style:family="paragraph" style:parent-style-name="List_20_Contents">
      <style:text-properties officeooo:paragraph-rsid="3f3433df"/>
    </style:style>
    <style:style style:name="P103"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4" style:family="paragraph" style:parent-style-name="Text_20_body">
      <style:paragraph-properties fo:margin-left="1.27cm" fo:margin-right="0cm" fo:text-indent="-0.635cm" style:auto-text-indent="false"/>
    </style:style>
    <style:style style:name="P105" style:family="paragraph" style:parent-style-name="Text_20_body">
      <style:paragraph-properties fo:margin-left="1.27cm" fo:margin-right="0cm" fo:text-align="justify" style:justify-single-word="false" fo:text-indent="-0.635cm" style:auto-text-indent="false"/>
    </style:style>
    <style:style style:name="P106" style:family="paragraph" style:parent-style-name="Text_20_body" style:list-style-name="L1">
      <style:text-properties officeooo:paragraph-rsid="3bed1a53"/>
    </style:style>
    <style:style style:name="P107" style:family="paragraph" style:parent-style-name="Text_20_body" style:list-style-name="L1">
      <style:text-properties officeooo:paragraph-rsid="3d9f166b"/>
    </style:style>
    <style:style style:name="P108" style:family="paragraph" style:parent-style-name="Text_20_body" style:list-style-name="L1">
      <style:text-properties officeooo:rsid="3c7d9eea" officeooo:paragraph-rsid="3c7d9eea"/>
    </style:style>
    <style:style style:name="P109" style:family="paragraph" style:parent-style-name="Text_20_body" style:list-style-name="L1">
      <style:text-properties fo:language="cs" fo:country="CZ" officeooo:rsid="3c7d9eea" officeooo:paragraph-rsid="3c7d9eea"/>
    </style:style>
    <style:style style:name="P110" style:family="paragraph" style:parent-style-name="Text_20_body" style:list-style-name="L1">
      <style:text-properties fo:language="cs" fo:country="CZ" officeooo:rsid="3d947f21" officeooo:paragraph-rsid="3d947f21"/>
    </style:style>
    <style:style style:name="P111" style:family="paragraph" style:parent-style-name="Text_20_body" style:list-style-name="L14">
      <style:text-properties fo:language="cs" fo:country="CZ" officeooo:rsid="3f04d66c" officeooo:paragraph-rsid="3f04d66c"/>
    </style:style>
    <style:style style:name="P112" style:family="paragraph" style:parent-style-name="Text_20_body" style:list-style-name="L15">
      <style:text-properties fo:language="cs" fo:country="CZ" officeooo:rsid="3ee23eb9" officeooo:paragraph-rsid="3ee23eb9" style:language-asian="cs" style:country-asian="CZ"/>
    </style:style>
    <style:style style:name="P113" style:family="paragraph" style:parent-style-name="Text_20_body" style:list-style-name="L20">
      <style:text-properties fo:language="cs" fo:country="CZ" officeooo:rsid="36ed2054" officeooo:paragraph-rsid="3eca56fb"/>
    </style:style>
    <style:style style:name="P114"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15"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16" style:family="paragraph" style:parent-style-name="Text_20_body" style:list-style-name="L14">
      <style:text-properties fo:language="cs" fo:country="CZ" officeooo:rsid="3ebe0368" officeooo:paragraph-rsid="3ebe0368"/>
    </style:style>
    <style:style style:name="P117" style:family="paragraph" style:parent-style-name="Text_20_body" style:list-style-name="L39">
      <style:text-properties fo:language="cs" fo:country="CZ" officeooo:rsid="3dd42e51" officeooo:paragraph-rsid="3ec94f31"/>
    </style:style>
    <style:style style:name="P118" style:family="paragraph" style:parent-style-name="Text_20_body" style:list-style-name="L40">
      <style:text-properties fo:language="cs" fo:country="CZ" officeooo:rsid="3dd26aad" officeooo:paragraph-rsid="3dd26aad"/>
    </style:style>
    <style:style style:name="P119" style:family="paragraph" style:parent-style-name="Text_20_body" style:list-style-name="L41">
      <style:text-properties fo:language="cs" fo:country="CZ" officeooo:rsid="2e68a41c" officeooo:paragraph-rsid="3ec94f31"/>
    </style:style>
    <style:style style:name="P120" style:family="paragraph" style:parent-style-name="Text_20_body" style:list-style-name="L1">
      <style:text-properties officeooo:rsid="3e73e580" officeooo:paragraph-rsid="3e73e580"/>
    </style:style>
    <style:style style:name="P121" style:family="paragraph" style:parent-style-name="Text_20_body" style:list-style-name="L1">
      <style:text-properties officeooo:rsid="339f8655" officeooo:paragraph-rsid="3ebe0368"/>
    </style:style>
    <style:style style:name="P122" style:family="paragraph" style:parent-style-name="Text_20_body" style:list-style-name="L12">
      <style:text-properties officeooo:rsid="339f8655" officeooo:paragraph-rsid="36feed1e"/>
    </style:style>
    <style:style style:name="P123" style:family="paragraph" style:parent-style-name="Text_20_body" style:list-style-name="L2">
      <style:text-properties officeooo:rsid="381ba151" officeooo:paragraph-rsid="381ba151"/>
    </style:style>
    <style:style style:name="P124" style:family="paragraph" style:parent-style-name="Text_20_body" style:list-style-name="L2">
      <style:text-properties officeooo:rsid="381bdf6f" officeooo:paragraph-rsid="381bdf6f"/>
    </style:style>
    <style:style style:name="P125" style:family="paragraph" style:parent-style-name="Text_20_body" style:list-style-name="L3">
      <style:text-properties officeooo:rsid="37385ef0" officeooo:paragraph-rsid="37385ef0"/>
    </style:style>
    <style:style style:name="P126" style:family="paragraph" style:parent-style-name="Text_20_body" style:list-style-name="L3">
      <style:text-properties officeooo:rsid="3ecb6fdd" officeooo:paragraph-rsid="3ecb6fdd"/>
    </style:style>
    <style:style style:name="P127" style:family="paragraph" style:parent-style-name="Text_20_body" style:list-style-name="L4">
      <style:text-properties officeooo:rsid="3f0b1019" officeooo:paragraph-rsid="3f0b1019"/>
    </style:style>
    <style:style style:name="P128" style:family="paragraph" style:parent-style-name="Text_20_body" style:list-style-name="L4">
      <style:text-properties officeooo:rsid="3f0b8380" officeooo:paragraph-rsid="3f0b8380"/>
    </style:style>
    <style:style style:name="P129" style:family="paragraph" style:parent-style-name="Text_20_body" style:list-style-name="L5">
      <style:text-properties officeooo:rsid="3ebfd5c0" officeooo:paragraph-rsid="3ebfd5c0"/>
    </style:style>
    <style:style style:name="P130" style:family="paragraph" style:parent-style-name="Text_20_body" style:list-style-name="L6">
      <style:text-properties officeooo:rsid="37054b75" officeooo:paragraph-rsid="3ec7d21d"/>
    </style:style>
    <style:style style:name="P131" style:family="paragraph" style:parent-style-name="Text_20_body" style:list-style-name="L6">
      <style:text-properties officeooo:rsid="3ec7d21d" officeooo:paragraph-rsid="3ec7d21d"/>
    </style:style>
    <style:style style:name="P132" style:family="paragraph" style:parent-style-name="Text_20_body" style:list-style-name="L7">
      <style:text-properties fo:font-style="normal" officeooo:rsid="0ee122e0" officeooo:paragraph-rsid="3f2f8d78" style:font-style-asian="normal" style:font-style-complex="normal"/>
    </style:style>
    <style:style style:name="P133" style:family="paragraph" style:parent-style-name="Text_20_body" style:list-style-name="L7">
      <style:text-properties fo:font-style="normal" officeooo:rsid="0f2cc164" officeooo:paragraph-rsid="3f2f8d78" style:font-style-asian="normal" style:font-style-complex="normal"/>
    </style:style>
    <style:style style:name="P134" style:family="paragraph" style:parent-style-name="Text_20_body" style:list-style-name="L9">
      <style:text-properties fo:font-style="normal" officeooo:rsid="0f2cc164" officeooo:paragraph-rsid="3f2f8d78" style:font-style-asian="normal" style:font-style-complex="normal"/>
    </style:style>
    <style:style style:name="P135" style:family="paragraph" style:parent-style-name="Text_20_body" style:list-style-name="L7">
      <style:text-properties fo:font-style="normal" officeooo:rsid="0f25d860" officeooo:paragraph-rsid="3f2f8d78" style:font-style-asian="normal" style:font-style-complex="normal"/>
    </style:style>
    <style:style style:name="P136" style:family="paragraph" style:parent-style-name="Text_20_body" style:list-style-name="L8">
      <style:text-properties fo:font-style="normal" officeooo:rsid="0ed9dc92" officeooo:paragraph-rsid="3f2f8d78" style:font-style-asian="normal" style:font-style-complex="normal"/>
    </style:style>
    <style:style style:name="P137" style:family="paragraph" style:parent-style-name="Text_20_body" style:list-style-name="L8">
      <style:text-properties fo:font-style="normal" officeooo:rsid="0f583031" officeooo:paragraph-rsid="3f2f8d78" style:font-style-asian="normal" style:font-style-complex="normal"/>
    </style:style>
    <style:style style:name="P138" style:family="paragraph" style:parent-style-name="Text_20_body" style:list-style-name="L11">
      <style:text-properties fo:font-style="normal" officeooo:rsid="0f583031" officeooo:paragraph-rsid="3f2f8d78" style:font-style-asian="normal" style:font-style-complex="normal"/>
    </style:style>
    <style:style style:name="P139" style:family="paragraph" style:parent-style-name="Text_20_body" style:list-style-name="L8">
      <style:text-properties fo:font-style="normal" officeooo:rsid="0ee88ab1" officeooo:paragraph-rsid="3f2f8d78" style:font-style-asian="normal" style:font-style-complex="normal"/>
    </style:style>
    <style:style style:name="P140" style:family="paragraph" style:parent-style-name="Text_20_body" style:list-style-name="L10">
      <style:text-properties fo:font-style="normal" officeooo:rsid="0ee88ab1" officeooo:paragraph-rsid="3f2f8d78" style:font-style-asian="normal" style:font-style-complex="normal"/>
    </style:style>
    <style:style style:name="P141" style:family="paragraph" style:parent-style-name="Text_20_body" style:list-style-name="L11">
      <style:text-properties fo:font-style="normal" officeooo:rsid="0ee88ab1" officeooo:paragraph-rsid="3f2f8d78" style:font-style-asian="normal" style:font-style-complex="normal"/>
    </style:style>
    <style:style style:name="P142" style:family="paragraph" style:parent-style-name="Text_20_body" style:list-style-name="L9">
      <style:text-properties fo:font-style="normal" officeooo:rsid="0edb61c7" officeooo:paragraph-rsid="3f2f8d78" style:font-style-asian="normal" style:font-style-complex="normal"/>
    </style:style>
    <style:style style:name="P143" style:family="paragraph" style:parent-style-name="Text_20_body" style:list-style-name="L11">
      <style:text-properties fo:font-style="normal" officeooo:rsid="0edb61c7" officeooo:paragraph-rsid="3f2f8d78" style:font-style-asian="normal" style:font-style-complex="normal"/>
    </style:style>
    <style:style style:name="P144" style:family="paragraph" style:parent-style-name="Text_20_body" style:list-style-name="L9">
      <style:text-properties fo:font-style="normal" officeooo:rsid="0f17f064" officeooo:paragraph-rsid="3f2f8d78" style:font-style-asian="normal" style:font-style-complex="normal"/>
    </style:style>
    <style:style style:name="P145" style:family="paragraph" style:parent-style-name="Text_20_body" style:list-style-name="L10">
      <style:text-properties fo:font-style="normal" officeooo:rsid="0edccf1b" officeooo:paragraph-rsid="3f2f8d78" style:font-style-asian="normal" style:font-style-complex="normal"/>
    </style:style>
    <style:style style:name="P146" style:family="paragraph" style:parent-style-name="Text_20_body" style:list-style-name="L10">
      <style:text-properties fo:font-style="normal" officeooo:rsid="0eea0e60" officeooo:paragraph-rsid="3f2f8d78" style:font-style-asian="normal" style:font-style-complex="normal"/>
    </style:style>
    <style:style style:name="P147" style:family="paragraph" style:parent-style-name="Text_20_body" style:list-style-name="L12">
      <style:text-properties fo:font-style="normal" officeooo:rsid="3a72d9d4" officeooo:paragraph-rsid="3a72d9d4" style:font-style-asian="normal" style:font-style-complex="normal"/>
    </style:style>
    <style:style style:name="P148" style:family="paragraph" style:parent-style-name="Text_20_body" style:list-style-name="L14">
      <style:text-properties fo:font-style="normal" officeooo:rsid="3a463fd8" officeooo:paragraph-rsid="3a463fd8" style:font-style-asian="normal" style:font-style-complex="normal"/>
    </style:style>
    <style:style style:name="P149" style:family="paragraph" style:parent-style-name="Text_20_body" style:list-style-name="L19">
      <style:text-properties fo:font-style="normal" officeooo:rsid="3a3e0abe" officeooo:paragraph-rsid="3a3e0abe" style:font-style-asian="normal" style:font-style-complex="normal"/>
    </style:style>
    <style:style style:name="P150" style:family="paragraph" style:parent-style-name="Text_20_body" style:list-style-name="L14">
      <style:text-properties fo:font-style="normal" officeooo:rsid="3a3e0abe" officeooo:paragraph-rsid="3a3e0abe" style:font-style-asian="normal" style:font-style-complex="normal"/>
    </style:style>
    <style:style style:name="P151" style:family="paragraph" style:parent-style-name="Text_20_body" style:list-style-name="L19">
      <style:text-properties fo:font-style="normal" officeooo:rsid="3a4591ca" officeooo:paragraph-rsid="3a4591ca" style:font-style-asian="normal" style:font-style-complex="normal"/>
    </style:style>
    <style:style style:name="P152" style:family="paragraph" style:parent-style-name="Text_20_body" style:list-style-name="L14">
      <style:text-properties fo:font-style="normal" officeooo:rsid="3a43af0f" officeooo:paragraph-rsid="3a43af0f" style:font-style-asian="normal" style:font-style-complex="normal"/>
    </style:style>
    <style:style style:name="P153" style:family="paragraph" style:parent-style-name="Text_20_body" style:list-style-name="L21">
      <style:text-properties fo:font-style="normal" officeooo:rsid="3f0ce7b6" officeooo:paragraph-rsid="3f0ce7b6" style:font-style-asian="normal" style:font-style-complex="normal"/>
    </style:style>
    <style:style style:name="P154" style:family="paragraph" style:parent-style-name="Text_20_body" style:list-style-name="L23">
      <style:text-properties fo:font-style="normal" officeooo:rsid="3b38dbf6" officeooo:paragraph-rsid="3ecb6fdd" style:font-style-asian="normal" style:font-style-complex="normal"/>
    </style:style>
    <style:style style:name="P155" style:family="paragraph" style:parent-style-name="Text_20_body" style:list-style-name="L14">
      <style:text-properties fo:font-style="normal" officeooo:rsid="33a90648" officeooo:paragraph-rsid="33a90648" style:font-style-asian="normal" style:font-style-complex="normal"/>
    </style:style>
    <style:style style:name="P156" style:family="paragraph" style:parent-style-name="Text_20_body" style:list-style-name="L14">
      <style:text-properties fo:font-style="normal" officeooo:rsid="33a8d05b" officeooo:paragraph-rsid="33a90648" style:font-style-asian="normal" style:font-style-complex="normal"/>
    </style:style>
    <style:style style:name="P157" style:family="paragraph" style:parent-style-name="Text_20_body" style:list-style-name="L14">
      <style:text-properties fo:font-style="normal" officeooo:rsid="3a589509" officeooo:paragraph-rsid="3a589509" style:font-style-asian="normal" style:font-style-complex="normal"/>
    </style:style>
    <style:style style:name="P158" style:family="paragraph" style:parent-style-name="Text_20_body" style:list-style-name="L12">
      <style:text-properties officeooo:rsid="3a4ce24a" officeooo:paragraph-rsid="3e8b078d"/>
    </style:style>
    <style:style style:name="P159" style:family="paragraph" style:parent-style-name="Text_20_body" style:list-style-name="L12">
      <style:text-properties officeooo:rsid="3ad3531a" officeooo:paragraph-rsid="3ad3531a"/>
    </style:style>
    <style:style style:name="P160" style:family="paragraph" style:parent-style-name="Text_20_body" style:list-style-name="L12">
      <style:text-properties officeooo:rsid="3aa3bfb1" officeooo:paragraph-rsid="36feed1e"/>
    </style:style>
    <style:style style:name="P161" style:family="paragraph" style:parent-style-name="Text_20_body" style:list-style-name="L13">
      <style:text-properties officeooo:rsid="3aa3bfb1" officeooo:paragraph-rsid="3aa3bfb1"/>
    </style:style>
    <style:style style:name="P162" style:family="paragraph" style:parent-style-name="Text_20_body" style:list-style-name="L12">
      <style:text-properties officeooo:rsid="39f13955" officeooo:paragraph-rsid="39f13955"/>
    </style:style>
    <style:style style:name="P163" style:family="paragraph" style:parent-style-name="Text_20_body" style:list-style-name="L12">
      <style:text-properties officeooo:rsid="3a72d9d4" officeooo:paragraph-rsid="3a72d9d4"/>
    </style:style>
    <style:style style:name="P164" style:family="paragraph" style:parent-style-name="Text_20_body" style:list-style-name="L12">
      <style:text-properties officeooo:rsid="37b016f0" officeooo:paragraph-rsid="37b016f0"/>
    </style:style>
    <style:style style:name="P165" style:family="paragraph" style:parent-style-name="Text_20_body" style:list-style-name="L12">
      <style:text-properties officeooo:rsid="339fccc0" officeooo:paragraph-rsid="36feed1e"/>
    </style:style>
    <style:style style:name="P166" style:family="paragraph" style:parent-style-name="Text_20_body" style:list-style-name="L12">
      <style:text-properties officeooo:rsid="3279e20a" officeooo:paragraph-rsid="36feed1e"/>
    </style:style>
    <style:style style:name="P167"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68"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69" style:family="paragraph" style:parent-style-name="Text_20_body" style:list-style-name="L14">
      <style:text-properties officeooo:rsid="3f04d66c" officeooo:paragraph-rsid="3f04d66c"/>
    </style:style>
    <style:style style:name="P170" style:family="paragraph" style:parent-style-name="Text_20_body" style:list-style-name="L14">
      <style:text-properties officeooo:rsid="2c9bc398" officeooo:paragraph-rsid="36fd79c9"/>
    </style:style>
    <style:style style:name="P171" style:family="paragraph" style:parent-style-name="Text_20_body" style:list-style-name="L14">
      <style:text-properties officeooo:rsid="33bbf52c" officeooo:paragraph-rsid="33bbf52c"/>
    </style:style>
    <style:style style:name="P172" style:family="paragraph" style:parent-style-name="Text_20_body" style:list-style-name="L14">
      <style:text-properties officeooo:rsid="33a80abc" officeooo:paragraph-rsid="33a80abc"/>
    </style:style>
    <style:style style:name="P173" style:family="paragraph" style:parent-style-name="Text_20_body" style:list-style-name="L14">
      <style:text-properties officeooo:rsid="36fca773" officeooo:paragraph-rsid="36fca773"/>
    </style:style>
    <style:style style:name="P174" style:family="paragraph" style:parent-style-name="Text_20_body" style:list-style-name="L16">
      <style:text-properties officeooo:rsid="3ea385fe" officeooo:paragraph-rsid="3ea385fe"/>
    </style:style>
    <style:style style:name="P175" style:family="paragraph" style:parent-style-name="Text_20_body" style:list-style-name="L17">
      <style:text-properties officeooo:paragraph-rsid="3c6be572"/>
    </style:style>
    <style:style style:name="P176" style:family="paragraph" style:parent-style-name="Text_20_body" style:list-style-name="L18">
      <style:text-properties officeooo:paragraph-rsid="3a3d2893"/>
    </style:style>
    <style:style style:name="P177" style:family="paragraph" style:parent-style-name="Text_20_body" style:list-style-name="L14">
      <style:text-properties fo:font-style="italic" officeooo:rsid="3a3e57aa" officeooo:paragraph-rsid="3a3e57aa" style:font-style-asian="italic" style:font-style-complex="italic"/>
    </style:style>
    <style:style style:name="P178" style:family="paragraph" style:parent-style-name="Text_20_body" style:list-style-name="L14">
      <style:text-properties officeooo:rsid="3a7bf547" officeooo:paragraph-rsid="3a7bf547"/>
    </style:style>
    <style:style style:name="P179" style:family="paragraph" style:parent-style-name="Text_20_body" style:list-style-name="L14">
      <style:text-properties officeooo:rsid="37061743" officeooo:paragraph-rsid="3ebf82fa"/>
    </style:style>
    <style:style style:name="P180" style:family="paragraph" style:parent-style-name="Text_20_body" style:list-style-name="L12">
      <style:text-properties officeooo:rsid="36e655ab" officeooo:paragraph-rsid="3ec17803"/>
    </style:style>
    <style:style style:name="P181" style:family="paragraph" style:parent-style-name="Text_20_body" style:list-style-name="L22">
      <style:text-properties officeooo:rsid="3f1043da" officeooo:paragraph-rsid="3f1043da"/>
    </style:style>
    <style:style style:name="P182" style:family="paragraph" style:parent-style-name="Text_20_body" style:list-style-name="L22">
      <style:text-properties officeooo:rsid="3f0f74f9" officeooo:paragraph-rsid="3f0f74f9"/>
    </style:style>
    <style:style style:name="P183" style:family="paragraph" style:parent-style-name="Text_20_body" style:list-style-name="L14">
      <style:text-properties officeooo:rsid="3ed78054" officeooo:paragraph-rsid="3ed78054"/>
    </style:style>
    <style:style style:name="P184" style:family="paragraph" style:parent-style-name="Text_20_body" style:list-style-name="L14">
      <style:text-properties officeooo:rsid="3ed8f1c6" officeooo:paragraph-rsid="3ed8f1c6"/>
    </style:style>
    <style:style style:name="P185" style:family="paragraph" style:parent-style-name="Text_20_body" style:list-style-name="L14">
      <style:text-properties officeooo:rsid="374ad17d" officeooo:paragraph-rsid="3ebe0368"/>
    </style:style>
    <style:style style:name="P186" style:family="paragraph" style:parent-style-name="Text_20_body" style:list-style-name="L14">
      <style:text-properties fo:language="en" fo:country="US" officeooo:rsid="37afcdf1" officeooo:paragraph-rsid="3ebe0368"/>
    </style:style>
    <style:style style:name="P187" style:family="paragraph" style:parent-style-name="Text_20_body" style:list-style-name="L14">
      <style:text-properties officeooo:rsid="3e9be86e" officeooo:paragraph-rsid="3e9be86e"/>
    </style:style>
    <style:style style:name="P188" style:family="paragraph" style:parent-style-name="Text_20_body" style:list-style-name="L14">
      <style:text-properties officeooo:rsid="3e9a9a4c" officeooo:paragraph-rsid="3e9a9a4c"/>
    </style:style>
    <style:style style:name="P189" style:family="paragraph" style:parent-style-name="Text_20_body" style:list-style-name="L14">
      <style:text-properties officeooo:rsid="3c78ce9e" officeooo:paragraph-rsid="3c78ce9e"/>
    </style:style>
    <style:style style:name="P190" style:family="paragraph" style:parent-style-name="Text_20_body" style:list-style-name="L14">
      <style:text-properties officeooo:rsid="3bff2c40" officeooo:paragraph-rsid="3bff2c40"/>
    </style:style>
    <style:style style:name="P191" style:family="paragraph" style:parent-style-name="Text_20_body" style:list-style-name="L14">
      <style:text-properties officeooo:rsid="3bff54f5" officeooo:paragraph-rsid="3bff54f5"/>
    </style:style>
    <style:style style:name="P192" style:family="paragraph" style:parent-style-name="Text_20_body" style:list-style-name="L14">
      <style:text-properties officeooo:rsid="3bc0c43a" officeooo:paragraph-rsid="3bc0c43a"/>
    </style:style>
    <style:style style:name="P193" style:family="paragraph" style:parent-style-name="Text_20_body" style:list-style-name="L14">
      <style:text-properties officeooo:rsid="3414ccfe" officeooo:paragraph-rsid="36e80b4f"/>
    </style:style>
    <style:style style:name="P194" style:family="paragraph" style:parent-style-name="Text_20_body" style:list-style-name="L12">
      <style:text-properties officeooo:rsid="3020b1f3" officeooo:paragraph-rsid="3ec7d21d"/>
    </style:style>
    <style:style style:name="P195" style:family="paragraph" style:parent-style-name="Text_20_body" style:list-style-name="L24">
      <style:text-properties officeooo:rsid="3ed1f66a" officeooo:paragraph-rsid="3ed1f66a"/>
    </style:style>
    <style:style style:name="P196" style:family="paragraph" style:parent-style-name="Text_20_body" style:list-style-name="L25">
      <style:text-properties officeooo:paragraph-rsid="3ebe0368"/>
    </style:style>
    <style:style style:name="P197" style:family="paragraph" style:parent-style-name="Text_20_body" style:list-style-name="L26">
      <style:text-properties officeooo:paragraph-rsid="3d69cd93"/>
    </style:style>
    <style:style style:name="P198" style:family="paragraph" style:parent-style-name="Text_20_body" style:list-style-name="L27">
      <style:text-properties officeooo:rsid="3b4eea96" officeooo:paragraph-rsid="3b4eea96"/>
    </style:style>
    <style:style style:name="P199" style:family="paragraph" style:parent-style-name="Text_20_body" style:list-style-name="L28">
      <style:text-properties officeooo:rsid="38ce9fdb" officeooo:paragraph-rsid="38ce9fdb"/>
    </style:style>
    <style:style style:name="P200" style:family="paragraph" style:parent-style-name="Text_20_body" style:list-style-name="L29">
      <style:text-properties officeooo:rsid="3915fa4e" officeooo:paragraph-rsid="3915fa4e"/>
    </style:style>
    <style:style style:name="P201" style:family="paragraph" style:parent-style-name="Text_20_body" style:list-style-name="L30">
      <style:text-properties officeooo:paragraph-rsid="3c546974"/>
    </style:style>
    <style:style style:name="P202" style:family="paragraph" style:parent-style-name="Text_20_body" style:list-style-name="L30">
      <style:text-properties officeooo:rsid="3c546974" officeooo:paragraph-rsid="3c546974"/>
    </style:style>
    <style:style style:name="P203" style:family="paragraph" style:parent-style-name="Text_20_body" style:list-style-name="L31">
      <style:text-properties officeooo:rsid="3697c503" officeooo:paragraph-rsid="3697c503"/>
    </style:style>
    <style:style style:name="P204" style:family="paragraph" style:parent-style-name="Text_20_body" style:list-style-name="L32">
      <style:text-properties officeooo:rsid="3f2a714e" officeooo:paragraph-rsid="3f2a714e"/>
    </style:style>
    <style:style style:name="P205" style:family="paragraph" style:parent-style-name="Text_20_body" style:list-style-name="L32">
      <style:text-properties officeooo:rsid="3f2c13c1" officeooo:paragraph-rsid="3f2c13c1"/>
    </style:style>
    <style:style style:name="P206" style:family="paragraph" style:parent-style-name="Text_20_body" style:list-style-name="L33">
      <style:text-properties officeooo:rsid="3c605881" officeooo:paragraph-rsid="3c605881"/>
    </style:style>
    <style:style style:name="P207" style:family="paragraph" style:parent-style-name="Text_20_body" style:list-style-name="L34">
      <style:text-properties officeooo:rsid="37189b7a" officeooo:paragraph-rsid="3a6a5233"/>
    </style:style>
    <style:style style:name="P208" style:family="paragraph" style:parent-style-name="Text_20_body" style:list-style-name="L35">
      <style:text-properties officeooo:rsid="3309b033" officeooo:paragraph-rsid="3a6a5233"/>
    </style:style>
    <style:style style:name="P209" style:family="paragraph" style:parent-style-name="Text_20_body" style:list-style-name="L35">
      <style:text-properties officeooo:rsid="35e3f9d0" officeooo:paragraph-rsid="3a6a5233"/>
    </style:style>
    <style:style style:name="P210" style:family="paragraph" style:parent-style-name="Text_20_body" style:list-style-name="L35">
      <style:text-properties officeooo:rsid="3a73822d" officeooo:paragraph-rsid="3a73822d"/>
    </style:style>
    <style:style style:name="P211" style:family="paragraph" style:parent-style-name="Text_20_body" style:list-style-name="L35">
      <style:text-properties officeooo:rsid="3ee845d3" officeooo:paragraph-rsid="3ee845d3"/>
    </style:style>
    <style:style style:name="P212" style:family="paragraph" style:parent-style-name="Text_20_body" style:list-style-name="L35">
      <style:text-properties officeooo:rsid="3eea5748" officeooo:paragraph-rsid="3eea5748"/>
    </style:style>
    <style:style style:name="P213" style:family="paragraph" style:parent-style-name="Text_20_body" style:list-style-name="L35">
      <style:text-properties officeooo:rsid="3eec3378" officeooo:paragraph-rsid="3eec3378"/>
    </style:style>
    <style:style style:name="P214" style:family="paragraph" style:parent-style-name="Text_20_body" style:list-style-name="L35">
      <style:text-properties officeooo:rsid="3eeca9c5" officeooo:paragraph-rsid="3eeca9c5"/>
    </style:style>
    <style:style style:name="P215" style:family="paragraph" style:parent-style-name="Text_20_body" style:list-style-name="L34">
      <style:text-properties officeooo:rsid="3a68a159" officeooo:paragraph-rsid="3a68a159"/>
    </style:style>
    <style:style style:name="P216" style:family="paragraph" style:parent-style-name="Text_20_body" style:list-style-name="L34">
      <style:text-properties officeooo:rsid="3ec68062" officeooo:paragraph-rsid="3ec68062"/>
    </style:style>
    <style:style style:name="P217" style:family="paragraph" style:parent-style-name="Text_20_body" style:list-style-name="L34">
      <style:text-properties officeooo:rsid="3a68eecf" officeooo:paragraph-rsid="3a68eecf"/>
    </style:style>
    <style:style style:name="P218" style:family="paragraph" style:parent-style-name="Text_20_body" style:list-style-name="L34">
      <style:text-properties officeooo:rsid="3a53735e" officeooo:paragraph-rsid="3a53735e"/>
    </style:style>
    <style:style style:name="P219" style:family="paragraph" style:parent-style-name="Text_20_body" style:list-style-name="L36">
      <style:text-properties officeooo:rsid="3a735f4d" officeooo:paragraph-rsid="3a735f4d"/>
    </style:style>
    <style:style style:name="P220" style:family="paragraph" style:parent-style-name="Text_20_body" style:list-style-name="L37">
      <style:text-properties officeooo:rsid="3a735f4d" officeooo:paragraph-rsid="3a735f4d"/>
    </style:style>
    <style:style style:name="P221" style:family="paragraph" style:parent-style-name="Text_20_body" style:list-style-name="L38">
      <style:text-properties officeooo:rsid="3a735f4d" officeooo:paragraph-rsid="3a735f4d"/>
    </style:style>
    <style:style style:name="P222" style:family="paragraph" style:parent-style-name="Text_20_body" style:list-style-name="L37">
      <style:text-properties officeooo:rsid="3f10855d" officeooo:paragraph-rsid="3f10855d"/>
    </style:style>
    <style:style style:name="P223" style:family="paragraph" style:parent-style-name="Text_20_body" style:list-style-name="L38">
      <style:text-properties officeooo:rsid="3a747284" officeooo:paragraph-rsid="3a747284"/>
    </style:style>
    <style:style style:name="P224" style:family="paragraph" style:parent-style-name="Text_20_body" style:list-style-name="L38">
      <style:text-properties officeooo:rsid="3a796459" officeooo:paragraph-rsid="3a796459"/>
    </style:style>
    <style:style style:name="P225" style:family="paragraph" style:parent-style-name="Text_20_body" style:list-style-name="L38">
      <style:text-properties officeooo:rsid="3ed01efb" officeooo:paragraph-rsid="3ed01efb"/>
    </style:style>
    <style:style style:name="P226" style:family="paragraph" style:parent-style-name="Text_20_body" style:list-style-name="L39">
      <style:text-properties officeooo:rsid="3dd4a44e" officeooo:paragraph-rsid="3ec94f31"/>
    </style:style>
    <style:style style:name="P227" style:family="paragraph" style:parent-style-name="Text_20_body">
      <style:text-properties officeooo:rsid="3f47a678" officeooo:paragraph-rsid="3f47a678"/>
    </style:style>
    <style:style style:name="P228" style:family="paragraph" style:parent-style-name="Example" style:list-style-name="L1">
      <style:text-properties fo:language="cs" fo:country="CZ" officeooo:rsid="3d947f21" officeooo:paragraph-rsid="3d947f21"/>
    </style:style>
    <style:style style:name="P229" style:family="paragraph" style:parent-style-name="Example" style:list-style-name="L1">
      <style:text-properties fo:language="cs" fo:country="CZ" officeooo:rsid="3c220128" officeooo:paragraph-rsid="3d9a3a47"/>
    </style:style>
    <style:style style:name="P230" style:family="paragraph" style:parent-style-name="Example" style:list-style-name="L1">
      <style:text-properties officeooo:rsid="27ea0ea6" officeooo:paragraph-rsid="3d9f166b"/>
    </style:style>
    <style:style style:name="P231" style:family="paragraph" style:parent-style-name="Heading_20_4">
      <style:text-properties officeooo:paragraph-rsid="3f3655d2"/>
    </style:style>
    <style:style style:name="P232"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33"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234" style:family="paragraph" style:parent-style-name="Heading_20_6">
      <style:paragraph-properties fo:margin-left="0cm" fo:margin-right="0cm" fo:text-indent="0cm" style:auto-text-indent="false"/>
    </style:style>
    <style:style style:name="P235" style:family="paragraph" style:parent-style-name="Heading_20_5">
      <style:paragraph-properties fo:margin-left="0cm" fo:margin-right="0cm" fo:text-indent="0cm" style:auto-text-indent="false"/>
    </style:style>
    <style:style style:name="P236"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237" style:family="paragraph" style:parent-style-name="Heading_20_3">
      <style:text-properties officeooo:paragraph-rsid="3f368aba" style:language-asian="zxx" style:country-asian="none" style:language-complex="zxx" style:country-complex="none"/>
    </style:style>
    <style:style style:name="P238" style:family="paragraph" style:parent-style-name="Heading_20_3">
      <style:text-properties officeooo:paragraph-rsid="3ecb6fdd"/>
    </style:style>
    <style:style style:name="P239" style:family="paragraph" style:parent-style-name="Heading_20_3">
      <style:text-properties officeooo:rsid="3eddc644" officeooo:paragraph-rsid="3eddc644"/>
    </style:style>
    <style:style style:name="P240" style:family="paragraph" style:parent-style-name="Heading_20_3">
      <style:text-properties fo:font-style="normal" officeooo:rsid="3f2f2a88" officeooo:paragraph-rsid="3f2f2a88" style:font-style-asian="normal" style:font-style-complex="normal"/>
    </style:style>
    <style:style style:name="P241"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42" style:family="paragraph" style:parent-style-name="Heading_20_2">
      <style:text-properties style:text-underline-style="solid" style:text-underline-width="auto" style:text-underline-color="font-color"/>
    </style:style>
    <style:style style:name="P243" style:family="paragraph" style:parent-style-name="Heading_20_2">
      <style:text-properties officeooo:paragraph-rsid="3f3433df"/>
    </style:style>
    <style:style style:name="P244" style:family="paragraph" style:parent-style-name="Heading_20_2">
      <style:text-properties officeooo:paragraph-rsid="3ecb6fdd"/>
    </style:style>
    <style:style style:name="P245" style:family="paragraph" style:parent-style-name="Heading_20_2">
      <style:text-properties officeooo:rsid="3f07feaf" officeooo:paragraph-rsid="3f07feaf"/>
    </style:style>
    <style:style style:name="P246" style:family="paragraph" style:parent-style-name="Heading_20_2">
      <style:text-properties officeooo:rsid="3f0b0376" officeooo:paragraph-rsid="3f0b0376"/>
    </style:style>
    <style:style style:name="P247" style:family="paragraph" style:parent-style-name="Heading_20_2" style:master-page-name="Standard">
      <style:paragraph-properties style:page-number="auto"/>
      <style:text-properties officeooo:rsid="3f3950c3" officeooo:paragraph-rsid="3f3950c3"/>
    </style:style>
    <style:style style:name="P248"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49" style:family="paragraph" style:parent-style-name="Heading_20_1">
      <style:text-properties officeooo:rsid="3f16467e" officeooo:paragraph-rsid="3f16467e"/>
    </style:style>
    <style:style style:name="P250"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51" style:family="paragraph" style:parent-style-name="Standard" style:list-style-name="L12">
      <style:text-properties officeooo:rsid="3aa3bfb1"/>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T118" style:family="text">
      <style:text-properties officeooo:rsid="3f48e56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7" text:outline-level="2">Vytahování inspirace ze starších textů:</text:h>
      <text:p text:style-name="P81">+Up to c:\Dakara\RPG\Dakara_DungeonCrawl_0.6.206.17.doc </text:p>
      <text:h text:style-name="Heading_20_1" text:outline-level="1">Formátování</text:h>
      <text:list xml:id="list2763002196" text:style-name="L1">
        <text:list-item>
          <text:p text:style-name="P106"><text:span text:style-name="T5">T</text:span><text:span text:style-name="T6">ODO: V textu kurzívou (což je typicky přímá řeč za postavu) nezvýrazňovat kouzla a předměty.</text:span></text:p>
        </text:list-item>
        <text:list-item>
          <text:p text:style-name="P108"><text:span text:style-name="T6">T</text:span><text:span text:style-name="T1">ODO: Udělat character styl pro zranění bleskem (a ohněm, atd.).</text:span></text:p>
        </text:list-item>
        <text:list-item>
          <text:p text:style-name="P109">TODO: Udělat character styl pro Osobu.</text:p>
        </text:list-item>
        <text:list-item>
          <text:p text:style-name="P110">Styly pro barvy zranění:</text:p>
          <text:list>
            <text:list-item>
              <text:p text:style-name="P228"><text:span text:style-name="T73">duševní</text:span><text:span text:style-name="T72"> zranění</text:span></text:p>
            </text:list-item>
            <text:list-item>
              <text:p text:style-name="P229"><text:span text:style-name="T29">z</text:span><text:span text:style-name="T28">ranění</text:span><text:span text:style-name="T70"> </text:span><text:span text:style-name="T71">4</text:span><text:span text:style-name="T70">kz </text:span><text:span text:style-name="T35">bleskem</text:span></text:p>
            </text:list-item>
            <text:list-item>
              <text:p text:style-name="P230">zranění bodem</text:p>
            </text:list-item>
          </text:list>
        </text:list-item>
        <text:list-item>
          <text:p text:style-name="P107"><text:span text:style-name="T75">TODO: Prokliky (cross-reference) na kouzla a schopnosti (</text:span><text:span text:style-name="T14">neviditelnost</text:span><text:span text:style-name="T74">)</text:span></text:p>
          <text:list>
            <text:list-item>
              <text:p text:style-name="P120">Problém: Budou asi s velkým písmenem...</text:p>
            </text:list-item>
          </text:list>
        </text:list-item>
        <text:list-item>
          <text:p text:style-name="P121">Opravit uvozovky</text:p>
        </text:list-item>
        <text:list-item>
          <text:p text:style-name="P121">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21">Všude zkontrolovat, že to tak opravdu je.</text:p>
            </text:list-item>
          </text:list>
        </text:list-item>
      </text:list>
      <text:h text:style-name="P249"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3417001885" text:style-name="L2">
        <text:list-item>
          <text:p text:style-name="P123">Asi jen návod pro PJe, jak to použít.</text:p>
          <text:list>
            <text:list-item>
              <text:p text:style-name="P124">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2071443711" text:style-name="L3">
        <text:list-item>
          <text:p text:style-name="P125">Otázka je, jakou. Kroll je velkej a ještě navíc má ultrasluch.</text:p>
        </text:list-item>
        <text:list-item>
          <text:p text:style-name="P126">(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42"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42"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3961096694" text:style-name="L4">
        <text:list-item>
          <text:p text:style-name="P127">Spíš jinak: Hobitovi dát čich i chuť a kudůkovi <text:span text:style-name="T13">citlivý sluch</text:span>.</text:p>
        </text:list-item>
        <text:list-item>
          <text:p text:style-name="P128">A možná oběma ještě navíc <text:span text:style-name="T13">tichou chůzi</text:span> (výhoda při přížení) na vyrovnání nižšího počtu životů.</text:p>
        </text:list-item>
      </text:list>
      <text:p text:style-name="P42">TODO: Měl by mít hobit čich jako pes?</text:p>
      <text:list xml:id="list3066485277" text:style-name="L5">
        <text:list-item>
          <text:p text:style-name="P129">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971492789" text:style-name="L6">
        <text:list-item>
          <text:p text:style-name="P130">Jen podle velikosti? (Takže debuff Síly nesníží životy?)</text:p>
        </text:list-item>
        <text:list-item>
          <text:p text:style-name="P131"><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3426721154" text:style-name="L7">
        <text:list-item>
          <text:p text:style-name="P132">Velká síla (zvedání předmětů, vyrážení dveří, atd. – nepočítá se v boji)</text:p>
        </text:list-item>
        <text:list-item>
          <text:p text:style-name="P132">Perfektní rovnováha (šplhání, akrobacie, atp.)</text:p>
        </text:list-item>
        <text:list-item>
          <text:p text:style-name="P133">Ne<text:span text:style-name="T100">únavnost</text:span> (dokážeš jít celý den bez přestávky, stačí ti 4 hodiny spánku. <text:span text:style-name="T101">O 1 nižší postih za únavu.</text:span>)</text:p>
        </text:list-item>
        <text:list-item>
          <text:p text:style-name="P132">Šikovnost (otevírání zámků, odstraňování pastí, řemesla)</text:p>
        </text:list-item>
        <text:list-item>
          <text:p text:style-name="P132">Fotografická paměť</text:p>
        </text:list-item>
        <text:list-item>
          <text:p text:style-name="P135">Ohebnost (výhoda při útěku z pout, prolézání úzkými prostory)</text:p>
        </text:list-item>
      </text:list>
      <text:p text:style-name="P22">Elf</text:p>
      <text:list xml:id="list1796324968" text:style-name="L8">
        <text:list-item>
          <text:p text:style-name="P136"><text:span text:style-name="T102">O</text:span>strý zrak <text:span text:style-name="T103">(rozeznáš detaily na velkou vzdálenost, postih za vzdálenost u střelby máš o 1 nižší)</text:span></text:p>
        </text:list-item>
        <text:list-item>
          <text:p text:style-name="P137">Vidění v šeru (nemáš nevýhodu za málo světla, v úplné tmě máš <text:span text:style-name="T104">ale</text:span> stále velkou nevýhodu)</text:p>
        </text:list-item>
        <text:list-item>
          <text:p text:style-name="P139">Perfektní rovnováha</text:p>
        </text:list-item>
      </text:list>
      <text:p text:style-name="P20"><text:soft-page-break/>Trpaslík</text:p>
      <text:list xml:id="list1774301573" text:style-name="L9">
        <text:list-item>
          <text:p text:style-name="P142"><text:span text:style-name="T105">I</text:span>nfravidění (v úplné tmě má<text:span text:style-name="T106">š</text:span> jen malou nevýhodu)</text:p>
        </text:list-item>
        <text:list-item>
          <text:p text:style-name="P134">Ne<text:span text:style-name="T100">únavnost</text:span></text:p>
        </text:list-item>
        <text:list-item>
          <text:p text:style-name="P144">Šikovnost (otevírání zámků, odstraňování pastí, řemesla)</text:p>
        </text:list-item>
      </text:list>
      <text:p text:style-name="P23">Kudůk</text:p>
      <text:list xml:id="list1489380901" text:style-name="L10">
        <text:list-item>
          <text:p text:style-name="P145"><text:span text:style-name="T107">V</text:span>ýborný sluch <text:span text:style-name="T107">(výhoda při naslouchání a hodech na postřeh sluchem)</text:span></text:p>
        </text:list-item>
        <text:list-item>
          <text:p text:style-name="P146"><text:span text:style-name="T108">K</text:span>radmost (<text:span text:style-name="T109">výhoda</text:span> při plížení)</text:p>
        </text:list-item>
        <text:list-item>
          <text:p text:style-name="P140">Šikovnost (otevírání zámků, odstraňování pastí, řemesla)</text:p>
        </text:list-item>
      </text:list>
      <text:p text:style-name="P24">Ork</text:p>
      <text:list xml:id="list1690736572" text:style-name="L11">
        <text:list-item>
          <text:p text:style-name="P143"><text:span text:style-name="T108">V</text:span>ýborný čich <text:span text:style-name="T110">(výhoda při stopování)</text:span></text:p>
        </text:list-item>
        <text:list-item>
          <text:p text:style-name="P141">Velká síla</text:p>
        </text:list-item>
        <text:list-item>
          <text:p text:style-name="P138"><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text:soft-page-break/>Dovednosti</text:h>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177472405" text:style-name="L12">
        <text:list-item>
          <text:list>
            <text:list-item>
              <text:p text:style-name="P158">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59">TODO: Do kapitoly Dovednosti dát odkazy na kapitoly v Herních postupech, kde se mluví o použití příslušné dovednosti.</text:p>
            </text:list-item>
          </text:list>
        </text:list-item>
        <text:list-item>
          <text:p text:style-name="P160"><text:soft-page-break/>TODO: Jezdectví</text:p>
        </text:list-item>
      </text:list>
      <text:list xml:id="list3842282576" text:style-name="L13">
        <text:list-item>
          <text:list>
            <text:list-item>
              <text:list>
                <text:list-item>
                  <text:p text:style-name="P161">Obyčejné cestování zvládne každý. Popohnat koně do <text:s/>trysku, skákat s ním přes překážky, kličkovat, střílet ze sedla a podobně už se ale musí umět.</text:p>
                </text:list-item>
              </text:list>
            </text:list-item>
          </text:list>
        </text:list-item>
      </text:list>
      <text:list xml:id="list143920085271131" text:continue-list="list177472405" text:style-name="L12">
        <text:list-item>
          <text:p text:style-name="P251">Hobiti a kudůci preferují poníky.</text:p>
          <text:list>
            <text:list-item>
              <text:p text:style-name="P162">TODO: Zvážit dovednost řemeslná zručnost (nebo tak něco).</text:p>
            </text:list-item>
            <text:list-item>
              <text:p text:style-name="P163">TODO: Zvážit dovednost <text:span text:style-name="T13">znalost kouzel</text:span><text:span text:style-name="T18"> (umožní z run poznat, co je to za kouzlo).</text:span></text:p>
              <text:list>
                <text:list-item>
                  <text:p text:style-name="P147">Asi ne, nebylo by dost příležitostí k použití.</text:p>
                </text:list-item>
              </text:list>
            </text:list-item>
            <text:list-item>
              <text:p text:style-name="P122">Předělat dovednosti</text:p>
              <text:list>
                <text:list-item>
                  <text:p text:style-name="P164">Kapitola Dovednosti je přepsaná, ale ještě bude potřeba vyřešit Soupeření (TODO).</text:p>
                </text:list-item>
              </text:list>
            </text:list-item>
            <text:list-item>
              <text:p text:style-name="P165">Všichni si vybírají 2 dovednosti</text:p>
              <text:list>
                <text:list-item>
                  <text:p text:style-name="P164">Tímhle si nejsem úplně jistej, u kouzelníka jsem už na první úrovni měl problém, co za druhou dovednost si vybrat (ok, zapomněl jsem na jazyky, tam se asi dá vyřádit).</text:p>
                </text:list-item>
              </text:list>
            </text:list-item>
            <text:list-item>
              <text:p text:style-name="P166">TODO: Plížení</text:p>
              <text:list>
                <text:list-item>
                  <text:p text:style-name="P16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68"><text:soft-page-break/>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232" text:outline-level="4">Kategorie účinků bylin</text:h>
      <text:p text:style-name="P94">Jedovaté</text:p>
      <text:p text:style-name="P94">Narkotika (tlumí bolest, navozují pocit síly)</text:p>
      <text:p text:style-name="P94">Očišťující (na pročištění trávicího ústrojí)</text:p>
      <text:p text:style-name="P94">Omamné</text:p>
      <text:p text:style-name="P94">Hojivé (do mastí)</text:p>
      <text:p text:style-name="P94">Paralyzující</text:p>
      <text:p text:style-name="P94">Posilující (posilují přirozenou imunitu a tělesnou vitalitu)</text:p>
      <text:p text:style-name="P94">Protinakažlivé</text:p>
      <text:p text:style-name="P94">Protizánětlivé</text:p>
      <text:p text:style-name="P94">Protijedy</text:p>
      <text:p text:style-name="P94">Regenerační</text:p>
      <text:p text:style-name="P94">Stimulační (mohou výrazně posílit výkonnost organismu, ale bývají často návykové)</text:p>
      <text:p text:style-name="P94">Tlumivé (proti bolesti)</text:p>
      <text:p text:style-name="P94"/>
      <text:p text:style-name="P94"/>
      <table:table table:name="Table1" table:style-name="Table1">
        <table:table-column table:style-name="Table1.A"/>
        <table:table-row table:style-name="Table1.1">
          <table:table-cell table:style-name="Table1.A1" office:value-type="string">
            <text:p text:style-name="P99">Acidophilus </text:p>
            <text:p text:style-name="P101">A friendly organism that crowds out harmful kinds, helps the body fight disease and restore health, and acidifies the colon.  Manufactures most of the B vitamins in the body. </text:p>
            <text:p text:style-name="P100">Alfalfa </text:p>
            <text:p text:style-name="P101">Contains all vitamins and minerals known to science;  for overacidity, pituitary gland, arthritis, chlorophyll.  Highly nutritive, alkalizes the body rapidly, and detoxifies the body and liver. </text:p>
            <text:p text:style-name="P100">Algin/Sodium Alginate </text:p>
            <text:p text:style-name="P101">Helps rid the body of radiation poisoning. </text:p>
            <text:p text:style-name="P100">Aloe Vera </text:p>
            <text:p text:style-name="P101">A quick healing agent for burns, abrasions, skin problems, and <text:soft-page-break/>wounds.  Stops bleeding, and is soothing and healing to the stomach. </text:p>
            <text:p text:style-name="P100">Barberry Bark </text:p>
            <text:p text:style-name="P101">Laxative, soothing to the gall bladder.  Treats typhoid, jaundice, and improves appetite. </text:p>
            <text:p text:style-name="P100">Bayberry </text:p>
            <text:p text:style-name="P101">Drains sinuses and mucous membranes.  Extremely good for all female organs and adrenals.  A stimulant. </text:p>
            <text:p text:style-name="P100">Bee Pollen </text:p>
            <text:p text:style-name="P101">Energy food, hay fever, allergies.  May be the only perfect food on earth.  Contains RNA and DNA. </text:p>
            <text:p text:style-name="P100">Bentonite Clay </text:p>
            <text:p text:style-name="P101">Clay with a high mineral content;  has a negatively charged electrical attraction for toxic poisons, which are positively charged.  Always take with an herbal laxative.  Great for diarrhea and stomach flu. </text:p>
            <text:p text:style-name="P100">Bilberry </text:p>
            <text:p text:style-name="P101">Good for the eyes, especially night blindness and light sensitivity;  helps with blood sugar problems. </text:p>
            <text:p text:style-name="P100">Black Cohosh </text:p>
            <text:p text:style-name="P101">Female estrogen, menstrual cramps, high blood pressure, spinal meningitis, poisonous bites, relieves childbirth pain and hot flashes.  Calms the nervous system.  Good for rheumatism, neuralgia, tension, and eyestrain. </text:p>
            <text:p text:style-name="P100">Black Current Oil </text:p>
            <text:p text:style-name="P102"><text:span text:style-name="T1">Overcomes the abnormalities of fatty-acid metabolism which </text:span><text:span text:style-name="T2">candida albicans</text:span><text:span text:style-name="T1"> sufferers develop. </text:span></text:p>
            <text:p text:style-name="P100">Black Walnut </text:p>
            <text:p text:style-name="P101">Cleanses parasites, ringworm, tuberculosis, expels tape worms, diarrhea.  Oxygenates blood;  good for rashes and poison oak. </text:p>
            <text:p text:style-name="P100">Blessed Thistle </text:p>
            <text:p text:style-name="P101">Strengthens the heart and lungs;  takes oxygen to the brain.  Increases breast milk.  Has treated depression, loss of memory, and suicidal tendencies. </text:p>
            <text:p text:style-name="P100">Blue Cohosh </text:p>
            <text:p text:style-name="P101">Regulates menstrual flow, makes childbirth easy, good for whooping cough, bronchial mucus, palpitations, high blood pressure, epilepsy, spasms, muscular pain, and supports the uterus, <text:soft-page-break/>nerves, joints, and urinary tract. </text:p>
            <text:p text:style-name="P100">Blue Vervain </text:p>
            <text:p text:style-name="P101">A natural tranquilizer, stops convulsions, aids the circulation, lungs, nerves, spleen, liver,  and colon; promotes sweating, settles the stomach, expels phlegm from the throat and chest, and expels worms. </text:p>
            <text:p text:style-name="P100">Boneset </text:p>
            <text:p text:style-name="P101">One of the most common remedies in the 1800s;  good for fever, pain, colds, measles, influenza, and cleans the gastrointestinal tract. </text:p>
            <text:p text:style-name="P100">Buchu </text:p>
            <text:p text:style-name="P101">Helps all types of urinary disorders, as well as prostate disorders, venereal disease, weak bladder, dropsy, and bed-wetting.  Produces perspiration when taken as a warm tea. </text:p>
            <text:p text:style-name="P100">Buckthorn </text:p>
            <text:p text:style-name="P101">Good for rheumatism, gout, dropsy, skin disease, and chronic constipation;  expels impurities, removes warts and itching. </text:p>
            <text:p text:style-name="P100">Bugleweed </text:p>
            <text:p text:style-name="P101">Useful for enlargement of the thyroid gland.  Kills pain.  Has eased asthma, indigestion, excess menstruation, nosebleeds, bronchitis, bleeding, and nervousness.  More effective when taken with demulcent herbs.  Supports the heart. </text:p>
            <text:p text:style-name="P100">Burdock </text:p>
            <text:p text:style-name="P101">A rapid blood purifier, a diuretic, and good for ulcers.  Aids the pituitary gland, keeps waste moving out of a weak body, and expels kidney and bladder stones.  Reduces calcium deposits in the joints. </text:p>
            <text:p text:style-name="P100">Butcher’s Broom </text:p>
            <text:p text:style-name="P101">So called because butchers used to rub this on chopping blocks to remove grease.  Anti-inflammatory, it removes obstructions in veins, and increases the flow of urine.  Aids with jaundice, expels phlegm, and helps hemorrhoids, varicose veins, and phlebitis. </text:p>
            <text:p text:style-name="P100">Calendula (Marigold) </text:p>
            <text:p text:style-name="P101">Soothes earaches, toothaches, ulcers, bleeding, hemorrhoids, fevers, cramps, and skin eruptions. </text:p>
            <text:p text:style-name="P100">Capsicum (Cayenne Pepper) </text:p>
            <text:p text:style-name="P101">A catalyst for all herbs, cayenne stops bleeding (inside or outside the body, even arterially), and aids the circulation and heart.  Use with Lobelia for nerves.  Use as a stimulant.  Reduces fevers, heals <text:soft-page-break/>ulcerated stomach, and stops shock. </text:p>
            <text:p text:style-name="P100">Cascara Sagrada (Sacred Bark) </text:p>
            <text:p text:style-name="P101">Good for chronic constipation and gall stones;  increases the secretion of bile. </text:p>
            <text:p text:style-name="P100">Catnip </text:p>
            <text:p text:style-name="P101">Relieves convulsions, colic, and high fever in babies; a sleep aid, soothes the stomach and nerves, as well as insanity.  Relieves pain. </text:p>
            <text:p text:style-name="P100">Chamomile </text:p>
            <text:p text:style-name="P101">Soothes nerves and toothaches, muscle pain, corns, eases smoking and alcohol addictions, normalizes appetite, and eliminates insomnia. </text:p>
            <text:p text:style-name="P100">Chaparral </text:p>
            <text:p text:style-name="P101">A blood cleanser and purifier;  good for arthritis, acne, and boils;  promotes hair growth;  dissolved tumors and warts. </text:p>
            <text:p text:style-name="P100">Chickweed </text:p>
            <text:p text:style-name="P101">A bronchial cleanser, eats cellulite (fat), helps with deafness, peritonitis;  can be externally applied to skin disorders (such as eczema).  Reduces cholesterol. </text:p>
            <text:p text:style-name="P100">Chlorophyll </text:p>
            <text:p text:style-name="P101">A natural deodorizer and super blood builder.  Also used in douches, enemas, and foot baths. </text:p>
            <text:p text:style-name="P100">Comfrey </text:p>
            <text:p text:style-name="P101">A blood cleanser;  good for ulcers, stomach, kidneys, and bowel;  a bone-knitter, used for sprains and arthritis.  High in Vitamins A and C. </text:p>
            <text:p text:style-name="P100">Cornsilk </text:p>
            <text:p text:style-name="P101">Used for prostate difficulties and painful urination.  Controls inflammation and regulates urination.  Good for kidney and bladder problems. </text:p>
            <text:p text:style-name="P100">Damiana </text:p>
            <text:p text:style-name="P101">Aids with sexual impotency and issues with reproductive organs.  Overcomes loss of nerves and energy to limbs.  An aphrodisiac. </text:p>
            <text:p text:style-name="P100">Dandelion </text:p>
            <text:p text:style-name="P101">Rich in sodium, Vitamin A, and calcium;  beneficial for low blood pressure, issues with kidneys and bladder, iron anemia, and gout.  A diuretic. </text:p>
            <text:p text:style-name="P100">Echinacea </text:p>
            <text:p text:style-name="P103"><text:soft-page-break/>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text:soft-page-break/></text:p>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text:soft-page-break/>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text:soft-page-break/>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soft-page-break/>------------</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43" text:outline-level="2">Živobytí</text:h>
      <text:p text:style-name="P11">TODO (Kapitola vůbec není)</text:p>
      <text:p text:style-name="P39">TODO: Skupinové živobytí (sleva za každou postavu nad první?)</text:p>
      <text:h text:style-name="Heading_20_2" text:outline-level="2">Výbava</text:h>
      <text:list xml:id="list1985300190" text:style-name="L14">
        <text:list-item>
          <text:list>
            <text:list-item>
              <text:p text:style-name="P169">TODO: M<text:span text:style-name="T1">á lehká zbroj postih na plížení? A těžká?</text:span></text:p>
              <text:list>
                <text:list-item>
                  <text:p text:style-name="P111">Lehká by asi neměla mít, jak hraničář tak zloděj jsou plížiči a zbroj se k nim hodí.</text:p>
                </text:list-item>
                <text:list-item>
                  <text:p text:style-name="P111"><text:soft-page-break/>Těžká by naopak měla mít.</text:p>
                </text:list-item>
                <text:list-item>
                  <text:p text:style-name="P111">TODO: Změnit to jak v pravidlech, tak na kartách.</text:p>
                </text:list-item>
                <text:list-item>
                  <text:p text:style-name="P111"/>
                </text:list-item>
              </text:list>
            </text:list-item>
            <text:list-item>
              <text:p text:style-name="P170">TODO: Tvoje postava - Výbava</text:p>
            </text:list-item>
            <text:list-item>
              <text:p text:style-name="P171">Startovní výbava</text:p>
            </text:list-item>
            <text:list-item>
              <text:p text:style-name="P172">Tabulka zbraní</text:p>
              <text:list>
                <text:list-item>
                  <text:p text:style-name="P173">Možná ji spíš dát do kapitoly Boj?</text:p>
                </text:list-item>
              </text:list>
            </text:list-item>
          </text:list>
        </text:list-item>
      </text:list>
      <text:h text:style-name="P231"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98">Torna</text:p>
      <text:p text:style-name="P98">Čutora (0,5 litru)</text:p>
      <text:p text:style-name="P98">Dva dvoulitrové měchy (tato zásoba vody běžně vystačí pro jednu postavy na dva dny, v případě extrémní nouze (a maximálního šetření) až na týden)</text:p>
      <text:p text:style-name="P98">Korbel, kalich nebo roh na pití</text:p>
      <text:p text:style-name="P98">Kotlík nebo malý hrnec</text:p>
      <text:p text:style-name="P98">Dřevěná vařečka, naběračka</text:p>
      <text:p text:style-name="P98">Dřevěný talíř</text:p>
      <text:p text:style-name="P98">Dřevěný příbor</text:p>
      <text:p text:style-name="P98"><text:soft-page-break/>Mýdlo</text:p>
      <text:p text:style-name="P98">Brousek</text:p>
      <text:p text:style-name="P98">Křesadlo a troud</text:p>
      <text:p text:style-name="P98">Pokrývka</text:p>
      <text:p text:style-name="P98">Jehla a špulka nití</text:p>
      <text:p text:style-name="P98">Kus hrubého plátna</text:p>
      <text:p text:style-name="P98">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237" text:outline-level="3">Přechovávání hotovosti</text:h>
      <text:p text:style-name="P96">Kde (a v čem) postava nosí peníze? Má je nějak rozdělené? Zašité v podšívce či v opasku?</text:p>
      <text:p text:style-name="P95">Kde postava přechovává hotovost, kterou nenosí u sebe (zašitou ve slamníku, skrytou v tajné schránce pod uvolněným prknem v podlaze (banky jsou jen pro šlechtice a bohaté měšťany).</text:p>
      <text:h text:style-name="P244" text:outline-level="2"><text:soft-page-break/>Schopnosti povolání</text:h>
      <text:p text:style-name="P4">TODO: Sjednotit a zjednodušit pravidla pro zvířecí společníky, summony, metamorfózu a podobně</text:p>
      <text:list xml:id="list2683960763" text:style-name="L15">
        <text:list-item>
          <text:p text:style-name="P112">Pet (hraničářův pes) může mít nejvyšší vlastnost max o 1 pod postavou.</text:p>
        </text:list-item>
        <text:list-item>
          <text:p text:style-name="P112">Při proměně se hodnota nejvyšší vlastnosti zachovává.</text:p>
        </text:list-item>
        <text:list-item>
          <text:p text:style-name="P112">Chce to nějakej limit na velikost (tedy životy)</text:p>
          <text:list>
            <text:list-item>
              <text:p text:style-name="P112">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38"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39" text:outline-level="3">Hraničář</text:h>
      <text:p text:style-name="P58">TODO: Jde telekinezí nadzvednout sebe?</text:p>
      <text:p text:style-name="P58"><text:soft-page-break/>-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492943888" text:style-name="L16">
        <text:list-item>
          <text:p text:style-name="P174">vyžaduje gestikulaci celýma rukama</text:p>
        </text:list-item>
        <text:list-item>
          <text:p text:style-name="P174">vyžaduje nahlas vyslovit zaklínací formuli</text:p>
        </text:list-item>
        <text:list-item>
          <text:p text:style-name="P174">postih za zbroj</text:p>
        </text:list-item>
      </text:list>
      <text:p text:style-name="P30">Ohnivá střela (Eš týl)</text:p>
      <text:p text:style-name="P19">/* Možná ji nedávat do pravidel a nechat ji jen na svitky? */</text:p>
      <text:p text:style-name="P29">Montyho čardáš</text:p>
      <text:list xml:id="list1674491454" text:style-name="L17">
        <text:list-item>
          <text:p text:style-name="P175"><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2377465858" text:style-name="L18">
        <text:list-item>
          <text:p text:style-name="P176"><text:span text:style-name="T16">Hyperprostor</text:span><text:span text:style-name="T23">: self only, krátká vzdálenost, na viditelnost.</text:span></text:p>
        </text:list-item>
      </text:list>
      <text:list xml:id="list143920832263863" text:continue-list="list1985300190" text:style-name="L14">
        <text:list-item>
          <text:list>
            <text:list-item>
              <text:p text:style-name="P177"><text:span text:style-name="T18">Tzn. kouzelník se dostane i za mříž, ale sám </text:span><text:span text:style-name="T19">(což je otázka, jestli je dobře...)</text:span><text:span text:style-name="T18">.</text:span></text:p>
            </text:list-item>
            <text:list-item>
              <text:p text:style-name="P148">Asi by to i tak mělo bejt mistrovské kouzlo, ať to nerozbíjí lowlevelové dungeony.</text:p>
            </text:list-item>
          </text:list>
        </text:list-item>
      </text:list>
      <text:p text:style-name="P28"><text:soft-page-break/>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066325794" text:style-name="L19">
        <text:list-item>
          <text:p text:style-name="P149">Chtěl bych to dát na víc cílů, ale pak budu zase muset řešit friend/foe.</text:p>
        </text:list-item>
        <text:list-item>
          <text:p text:style-name="P151">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9">Možná se je jich třeba dotknout?</text:p>
        </text:list-item>
      </text:list>
      <text:list xml:id="list143920843731320" text:continue-list="list143920832263863" text:style-name="L14">
        <text:list-item>
          <text:list>
            <text:list-item>
              <text:p text:style-name="P15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50">Nebo obráceně: Oni se musí dotknout kouzelníka.</text:p>
            </text:list-item>
            <text:list-item>
              <text:p text:style-name="P148">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text:soft-page-break/>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502076037" text:style-name="L20">
        <text:list-item>
          <text:p text:style-name="P113">A pokud ho umí, mohl by bejt znatelně silnější (to bych ale musel ke každému předmětu napsat, co to posílení znamená).</text:p>
          <text:p text:style-name="P114">(Každopádně tak, jak je mám teď, jsou ty suroviny nudný.)</text:p>
        </text:list-item>
        <text:list-item>
          <text:p text:style-name="P115">/*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506898946" text:style-name="L21">
        <text:list-item>
          <text:p text:style-name="P153">Nebude na něj ale recept (bude se vyrábět podobně jako lekvar regenerace)</text:p>
        </text:list-item>
        <text:list-item>
          <text:p text:style-name="P153"><text:soft-page-break/>Nebude dávat bonus k Fyzičce</text:p>
          <text:list>
            <text:list-item>
              <text:p text:style-name="P153">Umožní zvedat tunové kameny a podobně</text:p>
            </text:list-item>
            <text:list-item>
              <text:p text:style-name="P153">Dá bonus ke zranění (asi +2 jako má zlobr)</text:p>
            </text:list-item>
          </text:list>
        </text:list-item>
      </text:list>
      <text:h text:style-name="P240"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43920997578515" text:continue-list="list143920843731320" text:style-name="L14">
        <text:list-item>
          <text:list>
            <text:list-item>
              <text:list>
                <text:list-item>
                  <text:p text:style-name="P178">Co je to <text:span text:style-name="T13">soustředění</text:span>, co ho vyžaduje.</text:p>
                </text:list-item>
                <text:list-item>
                  <text:p text:style-name="P179">TODO: <text:span text:style-name="T59">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43919617156062" text:continue-list="list143920085271131" text:style-name="L12">
        <text:list-item>
          <text:p text:style-name="P180">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P227">TODO: Fyzičkou se dá házet na obranu nejen v těžké zbroji, ale i při obraně proti útoku beze zbraně (pěsti, kopy a tak).<text:line-break/>- <text:span text:style-name="T118">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text:soft-page-break/><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2311080721" text:style-name="L22">
        <text:list-item>
          <text:p text:style-name="P181">TODO: Přepsat kapitolu Boj – nejdřív vysvětlit zjednodušený souboj, tj čistě hody a zranění.</text:p>
        </text:list-item>
        <text:list-item>
          <text:p text:style-name="P181">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82">TODO: Zdůraznit, že se vždycky hází na obranu (i proti útokům zezadu) a vysvětlit, proč tomu tak je (vliv náhody, schopnost manévrovat tak, aby si protivníci překáželi atd.). Plus že za útok do zad je nevýhoda.</text:p>
        </text:list-item>
      </text:list>
      <text:list xml:id="list143920537682969" text:continue-list="list143920997578515" text:style-name="L14">
        <text:list-item>
          <text:p text:style-name="P183">TODO: Kapitola Škrcení a zakousnutí</text:p>
          <text:list>
            <text:list-item>
              <text:p text:style-name="P183">Na chycení stačí jeden úspěch (pak už se dá škrtit), ale znamená to škrcení ve stoje. Když tě chce třeba tygr srazit na zem a zakousnout se do tebe, potřebuje dva úspěchy.</text:p>
            </text:list-item>
            <text:list-item>
              <text:p text:style-name="P183"><text:soft-page-break/><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184">Zranění při škrcení je 0, protože je to boj beze zbraně. Šelmy mají víc, protože mají zuby a drápy.</text:p>
            </text:list-item>
          </text:list>
        </text:list-item>
        <text:list-item>
          <text:p text:style-name="P185">TODO: Sloučit plnou obranu a únik z nevýhody?</text:p>
          <text:list>
            <text:list-item>
              <text:p text:style-name="P186">Asi jo – <text:span text:style-name="T1">čím míň pravidel, tím líp.</text:span></text:p>
            </text:list-item>
            <text:list-item>
              <text:p text:style-name="P116">Mechanicky to moc nejde dohromady. Plná obrana dává bonusy na obranu, Únik z nevýhody je ofenzivní akce.</text:p>
            </text:list-item>
          </text:list>
        </text:list-item>
        <text:list-item>
          <text:p text:style-name="P187">TODO: Zmínit, že v těžké zbroji se dá stále bránit Finesou (to je asi spíš ke zbrojím).</text:p>
        </text:list-item>
        <text:list-item>
          <text:p text:style-name="P188">TODO: Napsat kapitolu o taktice v boji</text:p>
          <text:list>
            <text:list-item>
              <text:p text:style-name="P188"><text:span text:style-name="T76">Příklady</text:span> vynucování obrany slabším statem.</text:p>
            </text:list-item>
          </text:list>
        </text:list-item>
        <text:list-item>
          <text:p text:style-name="P189">TODO: Příklad chycení zbraně (kopí) nebo ruky se zbraní (dýka).</text:p>
        </text:list-item>
        <text:list-item>
          <text:p text:style-name="P190">TODO: Zrevidovat počítání výhod a nevýhod při obraně Silou nebo Duší.</text:p>
          <text:list>
            <text:list-item>
              <text:p text:style-name="P190">Výhody a nevýhody, které se vztahují k možnosti uhnout, nehrají roli.</text:p>
            </text:list-item>
            <text:list-item>
              <text:p text:style-name="P190">Co nevýhoda za zranění? Asi taky ne...</text:p>
              <text:list>
                <text:list-item>
                  <text:p text:style-name="P191">Vážně zraněný kouzelník určitě bude mít postih.</text:p>
                </text:list-item>
                <text:list-item>
                  <text:p text:style-name="P191"><text:soft-page-break/>Oslepený kouzelník má asi smůlu (i když – může seslat modrý blesk zhruba někam do prostoru? Asi jo).</text:p>
                </text:list-item>
              </text:list>
            </text:list-item>
            <text:list-item>
              <text:p text:style-name="P191">Co kryt? Asi jo (menší část těla, která může hořet...)</text:p>
            </text:list-item>
          </text:list>
        </text:list-item>
        <text:list-item>
          <text:p text:style-name="P192">TODO: Příklady věcí, které jde obvykle dělat protivníkovi při střelbě, na melee, kouzlama a podobně.</text:p>
        </text:list-item>
        <text:list-item>
          <text:p text:style-name="P193">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667424857" text:style-name="L23">
        <text:list-item>
          <text:p text:style-name="P154">Čich (psí, hobití) řekne, kde zhruba neviditelný je.</text:p>
        </text:list-item>
      </text:list>
      <text:p text:style-name="P16"/>
      <text:h text:style-name="Heading_20_3" text:outline-level="3">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43919509903819" text:continue-list="list143919617156062" text:style-name="L12">
        <text:list-item>
          <text:list>
            <text:list-item>
              <text:p text:style-name="P194">Síla: Vysílení nebo vyčerpání (bezvědomí).</text:p>
            </text:list-item>
            <text:list-item>
              <text:p text:style-name="P194">Finesa: <text:span text:style-name="T37">Točení hlavy, ztráta koordinace a rovnováhy.</text:span></text:p>
            </text:list-item>
            <text:list-item>
              <text:p text:style-name="P194">Duše: Apatie, ztráta příčetnosti nebo zdivočení (kontrolu převezmou instinkty).</text:p>
            </text:list-item>
          </text:list>
        </text:list-item>
      </text:list>
      <text:h text:style-name="Heading_20_2" text:outline-level="2"><text:soft-page-break/>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
      <text:p text:style-name="P93"><draw:frame draw:style-name="fr1" draw:name="Frame1" text:anchor-type="paragraph" svg:width="10.22cm" draw:z-index="0"><draw:text-box fo:min-height="0.041cm"><text:section text:style-name="Sect1" text:name="post_content563123"><text:p text:style-name="P97">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ext:soft-page-break/>TODO: Úpravy pravidel</text:p>
      <text:list xml:id="list2083657173" text:style-name="L24">
        <text:list-item>
          <text:p text:style-name="P195">Nikdy neměň pravidla sám, vždycky si o tom promluv s hráči.</text:p>
          <text:list>
            <text:list-item>
              <text:p text:style-name="P195">Hráči mají stejné právo podílet se na rozhodování tom, jak bude vaše hra vypadat, jako ty.</text:p>
            </text:list-item>
            <text:list-item>
              <text:p text:style-name="P195">Zajistíš tím, že o změně budou všichni vědět.</text:p>
            </text:list-item>
            <text:list-item>
              <text:p text:style-name="P195">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936537928" text:style-name="L25">
        <text:list-item>
          <text:p text:style-name="P196"><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1800264923" text:style-name="L26">
        <text:list-item>
          <text:p text:style-name="P197"><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1937039342" text:style-name="L27">
        <text:list-item>
          <text:p text:style-name="P198">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132662833" text:style-name="L28">
        <text:list-item>
          <text:p text:style-name="P199">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1913366588" text:style-name="L29">
        <text:list-item>
          <text:p text:style-name="P200">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3114777185" text:style-name="L30">
        <text:list-item>
          <text:p text:style-name="P202">Primární roli hraje, co jsou protivníci zač a co chtějí. Medvědice bude bránit své mládě, hladový vlk bude útočit.</text:p>
        </text:list-item>
        <text:list-item>
          <text:p text:style-name="P201"><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02">Není žádnej důvod, proč ve chvíli, kdy postavy chtějí s druhou stranu mluvit, jim do toho házet vidle nepodařeným hodem.</text:p>
        </text:list-item>
      </text:list>
      <text:p text:style-name="P26">Vedení soubojů</text:p>
      <text:list xml:id="list2432386839" text:style-name="L31">
        <text:list-item>
          <text:p text:style-name="P203">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1767788519" text:style-name="L32">
        <text:list-item>
          <text:p text:style-name="P204"><text:soft-page-break/>magický tvor</text:p>
        </text:list-item>
        <text:list-item>
          <text:p text:style-name="P204">nemrtvý</text:p>
        </text:list-item>
        <text:list-item>
          <text:p text:style-name="P204">drak</text:p>
        </text:list-item>
        <text:list-item>
          <text:p text:style-name="P205">lykantrop</text:p>
        </text:list-item>
        <text:list-item>
          <text:p text:style-name="P204">atd.</text:p>
        </text:list-item>
      </text:list>
      <text:p text:style-name="P66">TODO: Zmínit pravidlo, že potvory se zbrojí 2 a víc si mohou <text:span text:style-name="T13">na obranu</text:span> házet Fyzičkou.</text:p>
      <text:h text:style-name="Heading_20_2" text:outline-level="2">Poklady</text:h>
      <text:list xml:id="list143921158792379" text:continue-list="list143920537682969" text:style-name="L14">
        <text:list-item>
          <text:list>
            <text:list-item>
              <text:p text:style-name="P155">Magické předměty</text:p>
              <text:list>
                <text:list-item>
                  <text:p text:style-name="P155">Ceny magických předmětů</text:p>
                </text:list-item>
              </text:list>
            </text:list-item>
            <text:list-item>
              <text:p text:style-name="P156">Přidělování cenností (money flow)</text:p>
            </text:list-item>
          </text:list>
        </text:list-item>
      </text:list>
      <text:h text:style-name="Heading_20_2" text:outline-level="2">Ceník</text:h>
      <text:list xml:id="list143920999920615" text:continue-numbering="true" text:style-name="L14">
        <text:list-item>
          <text:list>
            <text:list-item>
              <text:p text:style-name="P157">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45" text:outline-level="2">Charsheety</text:h>
      <text:p text:style-name="P63">TODO: Zlodějovi dát lano</text:p>
      <text:p text:style-name="P63">TODO: Modrý blesk je proti Fyzičce</text:p>
      <text:p text:style-name="P63">TODO: Dát <text:span text:style-name="T89">postavám</text:span> louče nebo pochodně</text:p>
      <text:h text:style-name="P246" text:outline-level="2">Karty</text:h>
      <text:p text:style-name="P64">TODO: Fyzička místo Síly</text:p>
      <text:p text:style-name="P64">TODO: Rychlost: jako člověk, dvojnásobek lidské, polovina lidské atd.</text:p>
      <text:h text:style-name="Heading_20_2" text:outline-level="2">Obecně</text:h>
      <text:list xml:id="list1665816682" text:style-name="L33">
        <text:list-item>
          <text:p text:style-name="P206">TODO na všechny svitky s kouzly napsat, pro jakou jsou classu (Kouzelnické kouzlo, Hraničářské kouzlo...)</text:p>
        </text:list-item>
      </text:list>
      <text:list xml:id="list3065081448" text:style-name="L34">
        <text:list-item>
          <text:p text:style-name="P207">TODO: V hlavičce dungeonu zmínit, pro jaké úrovně je určený (začátečnické, pokročilé, mistrovské).</text:p>
        </text:list-item>
      </text:list>
      <text:list xml:id="list1873065658" text:style-name="L35">
        <text:list-item>
          <text:p text:style-name="P208">TODO: Dát na začátek dungeonů přehled, kolik se tam dá získat kouzelných předmětů (a jakých) a kolik se tam dá celkem vydělat.</text:p>
        </text:list-item>
        <text:list-item>
          <text:p text:style-name="P209">TODO: Všechny pasti a tajné věci by měly být telegrafované (průvan, mech, obraz na stěně atd.)</text:p>
        </text:list-item>
        <text:list-item>
          <text:p text:style-name="P210"><text:soft-page-break/>TODO: Na svitky napsat, kdo se z nich kouzlo může naučit.</text:p>
        </text:list-item>
        <text:list-item>
          <text:p text:style-name="P211">TODO: Rozhodnout, jestli u potvor nechat „Kondice“, nebo to změnit na „Životy“, případně „Velikost.</text:p>
          <text:list>
            <text:list-item>
              <text:p text:style-name="P211">Asi <text:span text:style-name="T88">spíš</text:span> životy, to je hlavní informace.</text:p>
            </text:list-item>
            <text:list-item>
              <text:p text:style-name="P212">Nejspíš ve formátu: „7 žt“, ať to zabírá míň místa.</text:p>
            </text:list-item>
          </text:list>
        </text:list-item>
        <text:list-item>
          <text:p text:style-name="P213">TODO: Změnit Sílu na Fyzičku</text:p>
          <text:list>
            <text:list-item>
              <text:p text:style-name="P214">Možná pak zlobr nebude mít tolik a bude mít místo toho fakt brutální zranění?</text:p>
            </text:list-item>
          </text:list>
        </text:list-item>
      </text:list>
      <text:h text:style-name="Heading_20_2" text:outline-level="2">Pevnost</text:h>
      <text:list xml:id="list143919520155062" text:continue-list="list3065081448" text:style-name="L34">
        <text:list-item>
          <text:p text:style-name="P207">TODO: <text:span text:style-name="T62">t</text:span>ext, podle nějž postavy najdou pevnost.</text:p>
        </text:list-item>
        <text:list-item>
          <text:p text:style-name="P215">T<text:span text:style-name="T65">ODO</text:span> ohnivé šipky v pevnosti nemohou být ohnivé, protože magické pasti vypadají jinak.</text:p>
          <text:list>
            <text:list-item>
              <text:p text:style-name="P216">Nebo ve stěně musejí být magické runy.</text:p>
            </text:list-item>
          </text:list>
        </text:list-item>
      </text:list>
      <text:h text:style-name="Heading_20_2" text:outline-level="2">Důl</text:h>
      <text:list xml:id="list143921370315023" text:continue-numbering="true" text:style-name="L34">
        <text:list-item>
          <text:p text:style-name="P217">TODO: Runová stráž by měla asi dělat i něco jinýho než poplach, protože jen vyzní do ztracena (asi paralýzu, to dává smysl).</text:p>
          <text:list>
            <text:list-item>
              <text:p text:style-name="P218"><text:span text:style-name="T65">A </text:span>měla <text:span text:style-name="T65">by</text:span> mít nějaký password.</text:p>
              <text:list>
                <text:list-item>
                  <text:p text:style-name="P218">+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4175330676" text:style-name="L36">
        <text:list-item>
          <text:p text:style-name="P219">Celá skupina by se pak například dostala za mříž.</text:p>
        </text:list-item>
        <text:list-item>
          <text:p text:style-name="P219">(Může ale existovat předmět teleportující na pevně dané místo.)</text:p>
        </text:list-item>
      </text:list>
      <text:p text:style-name="P10">Lektvar neviditelnosti.</text:p>
      <text:list xml:id="list790870876" text:style-name="L37">
        <text:list-item>
          <text:p text:style-name="P220">Celá družina by pořád byla neviditelná.</text:p>
        </text:list-item>
        <text:list-item>
          <text:p text:style-name="P222">Tak jinak – smí existovat, ale jen jako rare lektvar (bude se vyrábat přímo z nějakého neviditelného tvora, nebude existovat recept.</text:p>
        </text:list-item>
      </text:list>
      <text:p text:style-name="P10">Svitek s léčivým kouzlem?</text:p>
      <text:list xml:id="list2337891488" text:style-name="L38">
        <text:list-item>
          <text:p text:style-name="P221">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23">Možná by léčivé kouzlo ze svitku mělo bejt slabší.</text:p>
          <text:list>
            <text:list-item>
              <text:p text:style-name="P224">Jak to ale udělat? Menší kostka než k6 jsou leda nějaký kz...</text:p>
            </text:list-item>
          </text:list>
        </text:list-item>
        <text:list-item>
          <text:p text:style-name="P225"><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381105331" text:style-name="L39">
        <text:list-item>
          <text:p text:style-name="P117">Dokonce by to mohlo být tak, že za jeden úspěch ho jen nasaje a za dva ho dokáže rovnou vrátit (odrazit).</text:p>
        </text:list-item>
        <text:list-item>
          <text:p text:style-name="P226"><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349334191" text:style-name="L40">
        <text:list-item>
          <text:p text:style-name="P118">Jde používat i cizí hůl, ale čaroděj si ji musí připoutat (asi jako jakýkoliv magický předmět).</text:p>
          <text:p text:style-name="P118">(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2488670773" text:style-name="L41">
        <text:list-item>
          <text:p text:style-name="P119">Theurg se vypraví do sfér a uzavře obchod s démonem-kovářem.</text:p>
        </text:list-item>
      </text:list>
      <text:h text:style-name="Heading_20_1" text:outline-level="1">Z Dakara_RPG_0.6.206.doc</text:h>
      <text:h text:style-name="P242"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5"><text:span text:style-name="T113">-</text:span><text:span text:style-name="T56">        </text:span><text:span text:style-name="T114">průzkum starých ruin, tajemného místa či nějakého podzemí</text:span></text:p>
      <text:p text:style-name="P105"><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5"><text:span text:style-name="T113">-</text:span><text:span text:style-name="T56">        </text:span><text:span text:style-name="T114">výprava za pokladem, nebo za informací, kde by se poklad mohl nacházet</text:span></text:p>
      <text:p text:style-name="P105"><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5"><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248"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4"><text:span text:style-name="T113">-</text:span><text:span text:style-name="T56">        </text:span><text:span text:style-name="T114">pokročilí</text:span></text:p>
      <text:p text:style-name="P104"><text:span text:style-name="T113">-</text:span><text:span text:style-name="T56">        </text:span><text:span text:style-name="T115">profesionálové</text:span></text:p>
      <text:p text:style-name="P104"><text:span text:style-name="T113">-</text:span><text:span text:style-name="T56">        </text:span><text:span text:style-name="T114">veteráni</text:span></text:p>
      <text:p text:style-name="P104"><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248"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5"><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5"><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5"><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5"><text:span text:style-name="T112">-</text:span><text:span text:style-name="T55">       </text:span><text:span text:style-name="T114">Pátrání po informacích. Postava chce rozřešit nějakou záhadu, zjistit, kdo něco konkrétního udělal a proč, a podobně.</text:span></text:p>
      <text:p text:style-name="P105"><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248"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248"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241" text:outline-level="3">Společný dlouhodobý cíl</text:h>
      <text:p text:style-name="P82">Nejjednodušší je, když má kampaň nějaký dlouhodobý cíl, který je zároveň cílem pro všechny zúčastněné postavy. Může to být například:</text:p>
      <text:p text:style-name="P105"><text:span text:style-name="T113">-</text:span><text:span text:style-name="T56">        </text:span><text:span text:style-name="T114">Společný cíl daleké cesty.</text:span></text:p>
      <text:p text:style-name="P105"><text:span text:style-name="T113">-</text:span><text:span text:style-name="T56">        </text:span><text:span text:style-name="T114">Spolupráce na získání nějakého opravdu vzácného magického předmětu.</text:span></text:p>
      <text:p text:style-name="P105"><text:span text:style-name="T112">-</text:span><text:span text:style-name="T55">       </text:span><text:span text:style-name="T114">Boj za udržení nějakého území (nejlépe takového, k němuž mají všechny postavy vztah).</text:span></text:p>
      <text:p text:style-name="P105"><text:span text:style-name="T112">-</text:span><text:span text:style-name="T55">       </text:span><text:span text:style-name="T114">Vojenská kampaň (postavy jsou v něčích službách).</text:span></text:p>
      <text:p text:style-name="P105"><text:span text:style-name="T113">-</text:span><text:span text:style-name="T56">        </text:span><text:span text:style-name="T114">Postavy slouží společnému pánu, případně společně pracují pro nějakou organizaci.</text:span></text:p>
      <text:p text:style-name="P105"><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241"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5"><text:span text:style-name="T113">-</text:span><text:span text:style-name="T56">        </text:span><text:span text:style-name="T114">žoldácká kumpanie</text:span></text:p>
      <text:p text:style-name="P105"><text:span text:style-name="T113">-</text:span><text:span text:style-name="T56">        </text:span><text:span text:style-name="T114">skupina hledačů pokladů</text:span></text:p>
      <text:p text:style-name="P105"><text:span text:style-name="T113">-</text:span><text:span text:style-name="T56">        </text:span><text:span text:style-name="T114">družina ve službách nějakého velmože</text:span></text:p>
      <text:p text:style-name="P105"><text:span text:style-name="T113">-</text:span><text:span text:style-name="T56">        </text:span><text:span text:style-name="T114">vojenská jednotka</text:span></text:p>
      <text:p text:style-name="P105"><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248"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248"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5"><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5"><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4"><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241"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241"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248"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241"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5"><text:span text:style-name="T113">-</text:span><text:span text:style-name="T56">        </text:span><text:span text:style-name="T114">Je ochotna se na své parťáky spolehnout.</text:span></text:p>
      <text:p text:style-name="P105"><text:span text:style-name="T113">-</text:span><text:span text:style-name="T56">        </text:span><text:span text:style-name="T114">Nenechá parťáka ve štychu (leda by k tomu měla opravdu dobrý důvod).</text:span></text:p>
      <text:p text:style-name="P105"><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4"><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4"><text:span text:style-name="T113">-</text:span><text:span text:style-name="T56">        </text:span><text:span text:style-name="T114">Postava by nikdy neměla na nikoho z týmu donášet informace.</text:span></text:p>
      <text:p text:style-name="P104"><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241"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250" text:outline-level="1">Individuální část přípravy hry</text:h>
      <text:p text:style-name="P86"> </text:p>
      <text:h text:style-name="P248"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233"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233"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236"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236"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233"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233"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233"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233"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236"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236"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236" text:outline-level="5">Využití cílů postav</text:h>
      <text:p text:style-name="P83">TODO</text:p>
      <text:p text:style-name="P83">/* Tohle zatím nechám být */</text:p>
      <text:p text:style-name="P86"> </text:p>
      <text:h text:style-name="P233"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233"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35" text:outline-level="5">Somatická magie</text:h>
      <text:p text:style-name="Text_20_body"><text:span text:style-name="T12">Specializace:</text:span> <text:span text:style-name="T31">Konkrétní schopnost, Magické zdroje</text:span> (tedy +1 bod harmonie)</text:p>
      <text:p text:style-name="Text_20_body"> </text:p>
      <text:h text:style-name="P235" text:outline-level="5">Theurgie</text:h>
      <text:p text:style-name="Text_20_body"><text:span text:style-name="T12">Specializace:</text:span> <text:span text:style-name="T31">Konkrétní základní kouzlo, Magické zdroje</text:span> (tedy +1 bod quintessence)</text:p>
      <text:p text:style-name="Text_20_body"> </text:p>
      <text:h text:style-name="P235"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35"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35"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35" text:outline-level="5">Alchymie</text:h>
      <text:p text:style-name="Text_20_body"><text:span text:style-name="T12">Specializace:</text:span> <text:span text:style-name="T31">Konkrétní receptura, Magické zdroje</text:span> (tedy +1 bod transmutace)</text:p>
      <text:p text:style-name="Text_20_body"> </text:p>
      <text:h text:style-name="P235"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35"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35"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35"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35"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35"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35" text:outline-level="5">Fyzická zdatnost</text:h>
      <text:p text:style-name="Text_20_body"><text:span text:style-name="T12">Specializace:</text:span> <text:span text:style-name="T31">Síla, Stamina, Běh, Skok, Pochod, Šplh</text:span></text:p>
      <text:p text:style-name="Text_20_body"> </text:p>
      <text:h text:style-name="P235"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35"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35"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34"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34"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34"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34"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34" text:outline-level="6">Samostatné akademické dovednosti</text:h>
      <text:p text:style-name="P89">Historie Starších říší, Málo známý jazyk, Málo známé písmo</text:p>
      <text:p text:style-name="Text_20_body"> </text:p>
      <text:h text:style-name="P234"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34"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3T14:39:18.644000000</dc:date>
    <meta:print-date>2113-01-01T00:00:00</meta:print-date>
    <meta:editing-cycles>20544</meta:editing-cycles>
    <meta:editing-duration>P60DT11H8M26S</meta:editing-duration>
    <meta:generator>LibreOffice/6.0.5.2$Windows_X86_64 LibreOffice_project/54c8cbb85f300ac59db32fe8a675ff7683cd5a16</meta:generator>
    <dc:creator>York </dc:creator>
    <meta:document-statistic meta:table-count="1" meta:image-count="6" meta:object-count="0" meta:page-count="77" meta:paragraph-count="739" meta:word-count="12396" meta:character-count="78787" meta:non-whitespace-character-count="66247"/>
  </office:meta>
</office:document-meta>
</file>